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.server — HTTP servers</text:p>
      <text:p text:style-name="Standard"/>
      <text:p text:style-name="Standard">Source code: Lib/http/server.py</text:p>
      <text:p text:style-name="Standard"/>
      <text:p text:style-name="Standard">This module defines classes for implementing HTTP servers.</text:p>
      <text:p text:style-name="Standard"/>
      <text:p text:style-name="Standard">Warning</text:p>
      <text:p text:style-name="Standard"/>
      <text:p text:style-name="Standard">http.server is not recommended for production. It only implements basic security checks.</text:p>
      <text:p text:style-name="Standard"/>
      <text:p text:style-name="Standard">Availability: not WASI.</text:p>
      <text:p text:style-name="Standard"/>
      <text:p text:style-name="Standard">This module does not work or is not available on WebAssembly. See WebAssembly platforms for more information.</text:p>
      <text:p text:style-name="Standard"/>
      <text:p text:style-name="Standard">One class, HTTPServer, is a socketserver.TCPServer subclass. It creates and listens at the HTTP socket, dispatching the requests to a handler. Code to create and run the server looks like this:</text:p>
      <text:p text:style-name="Standard"/>
      <text:p text:style-name="Standard">def run(server_class=HTTPServer, handler_class=BaseHTTPRequestHandler):</text:p>
      <text:p text:style-name="Standard"><text:s text:c="4"/>server_address = ('', 8000)</text:p>
      <text:p text:style-name="Standard"><text:s text:c="4"/>httpd = server_class(server_address, handler_class)</text:p>
      <text:p text:style-name="Standard"><text:s text:c="4"/>httpd.serve_forever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D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00:12:50.067977607</meta:creation-date>
    <dc:date>2025-07-10T00:13:36.722494289</dc:date>
    <meta:editing-duration>PT47S</meta:editing-duration>
    <meta:editing-cycles>1</meta:editing-cycles>
    <meta:document-statistic meta:table-count="0" meta:image-count="0" meta:object-count="0" meta:page-count="1" meta:paragraph-count="12" meta:word-count="90" meta:character-count="717" meta:non-whitespace-character-count="626"/>
    <meta:generator>LibreOffice/24.2.7.2$Linux_X86_64 LibreOffice_project/420$Build-2</meta:generator>
  </office:meta>
</office:document-meta>
</file>